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92ed" officeooo:paragraph-rsid="001292ed"/>
    </style:style>
    <style:style style:name="P2" style:family="paragraph" style:parent-style-name="Standard">
      <style:text-properties fo:font-weight="bold" officeooo:rsid="001292ed" officeooo:paragraph-rsid="001292ed" style:font-weight-asian="bold" style:font-weight-complex="bold"/>
    </style:style>
    <style:style style:name="P3" style:family="paragraph" style:parent-style-name="Standard">
      <style:text-properties fo:font-weight="bold" officeooo:rsid="00131741" officeooo:paragraph-rsid="00131741" style:font-weight-asian="bold" style:font-weight-complex="bold"/>
    </style:style>
    <style:style style:name="P4" style:family="paragraph" style:parent-style-name="Standard">
      <style:text-properties fo:font-weight="bold" officeooo:rsid="0013da7e" officeooo:paragraph-rsid="0013da7e" style:font-weight-asian="bold" style:font-weight-complex="bold"/>
    </style:style>
    <style:style style:name="P5" style:family="paragraph" style:parent-style-name="Standard">
      <style:text-properties fo:font-weight="bold" officeooo:rsid="0015b7d2" officeooo:paragraph-rsid="0015b7d2" style:font-weight-asian="bold" style:font-weight-complex="bold"/>
    </style:style>
    <style:style style:name="P6" style:family="paragraph" style:parent-style-name="Standard">
      <style:text-properties fo:font-weight="normal" officeooo:rsid="00131741" officeooo:paragraph-rsid="00131741" style:font-weight-asian="normal" style:font-weight-complex="normal"/>
    </style:style>
    <style:style style:name="P7" style:family="paragraph" style:parent-style-name="Standard">
      <style:text-properties fo:font-weight="normal" officeooo:rsid="0013da7e" officeooo:paragraph-rsid="0013da7e" style:font-weight-asian="normal" style:font-weight-complex="normal"/>
    </style:style>
    <style:style style:name="P8" style:family="paragraph" style:parent-style-name="Standard">
      <style:text-properties fo:font-weight="normal" officeooo:rsid="0016fe17" officeooo:paragraph-rsid="0016fe17" style:font-weight-asian="normal" style:font-weight-complex="normal"/>
    </style:style>
    <style:style style:name="P9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31741" officeooo:paragraph-rsid="001292ed"/>
    </style:style>
    <style:style style:name="P1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12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13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14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15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16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17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18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19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20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21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P22" style:family="paragraph" style:parent-style-name="Standard">
      <style:text-properties fo:font-weight="normal" officeooo:rsid="002adbe4" officeooo:paragraph-rsid="002adbe4" style:font-weight-asian="normal" style:font-weight-complex="normal"/>
    </style:style>
    <style:style style:name="P23" style:family="paragraph" style:parent-style-name="Standard">
      <style:text-properties fo:font-weight="normal" officeooo:rsid="002e9c37" officeooo:paragraph-rsid="002e9c37" style:font-weight-asian="normal" style:font-weight-complex="normal"/>
    </style:style>
    <style:style style:name="T1" style:family="text">
      <style:text-properties officeooo:rsid="00131741"/>
    </style:style>
    <style:style style:name="T2" style:family="text">
      <style:text-properties officeooo:rsid="0014bd28"/>
    </style:style>
    <style:style style:name="T3" style:family="text">
      <style:text-properties officeooo:rsid="0016fe17"/>
    </style:style>
    <style:style style:name="T4" style:family="text">
      <style:text-properties officeooo:rsid="0018015d"/>
    </style:style>
    <style:style style:name="T5" style:family="text">
      <style:text-properties officeooo:rsid="00226732"/>
    </style:style>
    <style:style style:name="T6" style:family="text">
      <style:text-properties officeooo:rsid="00244c8a"/>
    </style:style>
    <style:style style:name="T7" style:family="text">
      <style:text-properties officeooo:rsid="002b959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gital Marketing Site</text:p>
      <text:p text:style-name="P10"/>
      <text:p text:style-name="P11">TODOs</text:p>
      <text:p text:style-name="P13">Copyright infringement of images</text:p>
      <text:p text:style-name="P13">a<text:span text:style-name="T6">d</text:span>d animations</text:p>
      <text:p text:style-name="P13">check responsiveness</text:p>
      <text:p text:style-name="P14">make contact form functional</text:p>
      <text:p text:style-name="P15">make Get In Touch button functional</text:p>
      <text:p text:style-name="P15">make navbar functional</text:p>
      <text:p text:style-name="P22">make social icons functional</text:p>
      <text:p text:style-name="P23">check for code injection</text:p>
      <text:p text:style-name="P15"/>
      <text:p text:style-name="P15"/>
      <text:p text:style-name="P12">Icon credits</text:p>
      <text:p text:style-name="P16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17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8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9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0"><text:span text:style-name="T5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1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10T02:51:09.986667304</dc:date>
    <meta:editing-duration>PT23H47M58S</meta:editing-duration>
    <meta:editing-cycles>27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7" meta:word-count="116" meta:character-count="1373" meta:non-whitespace-character-count="1274"/>
  </office:meta>
</office:document-meta>
</file>